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31707.2" calcext:value-type="float">
            <text:p>31707.2</text:p>
          </table:table-cell>
          <table:table-cell table:formula="of:=([.E5] + [.E10] + [.E15] + [.E20] + [.E25])/5" office:value-type="float" office:value="31.7072" calcext:value-type="float">
            <text:p>31.7072</text:p>
          </table:table-cell>
          <table:table-cell table:formula="of:=([.F5] + [.F10] + [.F15] + [.F20] + [.F25])/5" office:value-type="float" office:value="0.000634144" calcext:value-type="float">
            <text:p>0.000634144</text:p>
          </table:table-cell>
          <table:table-cell table:style-name="Default" table:formula="of:=([.G5] + [.G10] + [.G15] + [.G20] + [.G25])/5" office:value-type="float" office:value="0.000000634144" calcext:value-type="float">
            <text:p>6.34144E-07</text:p>
          </table:table-cell>
          <table:table-cell table:formula="of:=([.H5] + [.H10] + [.H15] + [.H20] + [.H25])/5" office:value-type="float" office:value="13082254.6" calcext:value-type="float">
            <text:p>13082254.6</text:p>
          </table:table-cell>
          <table:table-cell table:formula="of:=([.I5] + [.I10] + [.I15] + [.I20] + [.I25])/5" office:value-type="float" office:value="36917745.4" calcext:value-type="float">
            <text:p>36917745.4</text:p>
          </table:table-cell>
          <table:table-cell table:formula="of:=([.J5] + [.J10] + [.J15] + [.J20] + [.J25])/5" office:value-type="float" office:value="0.261645092" calcext:value-type="float">
            <text:p>0.261645092</text:p>
          </table:table-cell>
          <table:table-cell table:formula="of:=([.K5] + [.K10] + [.K15] + [.K20] + [.K25])/5" office:value-type="float" office:value="5676934" calcext:value-type="float">
            <text:p>5676934</text:p>
          </table:table-cell>
          <table:table-cell table:formula="of:=([.L5] + [.L10] + [.L15] + [.L20] + [.L25])/5" office:value-type="float" office:value="5676.934" calcext:value-type="float">
            <text:p>5676.934</text:p>
          </table:table-cell>
          <table:table-cell table:formula="of:=([.M5] + [.M10] + [.M15] + [.M20] + [.M25])/5" office:value-type="float" office:value="0.11353868" calcext:value-type="float">
            <text:p>0.11353868</text:p>
          </table:table-cell>
          <table:table-cell table:style-name="Default" table:formula="of:=([.N5] + [.N10] + [.N15] + [.N20] + [.N25])/5" office:value-type="float" office:value="0.00011353868" calcext:value-type="float">
            <text:p>0.00011353868</text:p>
          </table:table-cell>
          <table:table-cell table:formula="of:=([.O5] + [.O10] + [.O15] + [.O20] + [.O25])/5" office:value-type="float" office:value="13083487.2" calcext:value-type="float">
            <text:p>13083487.2</text:p>
          </table:table-cell>
          <table:table-cell table:formula="of:=([.P5] + [.P10] + [.P15] + [.P20] + [.P25])/5" office:value-type="float" office:value="36916512.8" calcext:value-type="float">
            <text:p>36916512.8</text:p>
          </table:table-cell>
          <table:table-cell table:formula="of:=([.Q5] + [.Q10] + [.Q15] + [.Q20] + [.Q25])/5" office:value-type="float" office:value="0.261669744" calcext:value-type="float">
            <text:p>0.261669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5:09:2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7T00:50:36.479000000</dc:date>
    <meta:editing-duration>PT22H20M38S</meta:editing-duration>
    <meta:editing-cycles>31</meta:editing-cycles>
    <meta:document-statistic meta:table-count="3" meta:cell-count="178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8.677cm" svg:y="0.433cm" chart:style-name="ch2">
          <text:p>LRU vs NAIVE LRU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8.742cm" svg:y="0.433cm" chart:style-name="ch2">
          <text:p>LRU vs NAIVE LRU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5.945cm" svg:y="0.347cm" chart:style-name="ch2">
          <text:p>LRU vs NAIVE LRU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7072">
                <text:p>31.7072</text:p>
              </table:table-cell>
              <table:table-cell office:value-type="float" office:value="5676.934">
                <text:p>5676.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634144">
                <text:p>0.000000634144</text:p>
              </table:table-cell>
              <table:table-cell office:value-type="float" office:value="0.00011353868">
                <text:p>0.000113538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